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2" style:family="paragraph" style:parent-style-name="Text_20_body">
      <style:paragraph-properties fo:margin-left="1.244cm" fo:margin-right="0cm" fo:margin-top="0cm" fo:margin-bottom="0cm" fo:text-indent="0.026cm" style:auto-text-indent="false"/>
      <style:text-properties fo:color="#000000" style:font-name="Tahoma2" fo:font-size="10pt"/>
    </style:style>
    <style:style style:name="P13" style:family="paragraph" style:parent-style-name="Text_20_body">
      <style:paragraph-properties fo:margin-left="1.244cm" fo:margin-right="0cm" fo:text-indent="0cm" style:auto-text-indent="false"/>
    </style:style>
    <style:style style:name="P14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6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7" style:family="paragraph" style:parent-style-name="Text_20_body" style:list-style-name="L1">
      <style:paragraph-properties fo:margin-left="1.244cm" fo:margin-right="0cm" fo:margin-top="0cm" fo:margin-bottom="0cm" fo:text-align="justify" style:justify-single-word="false" fo:text-indent="0.026cm" style:auto-text-indent="false"/>
      <style:text-properties fo:color="#000000" style:font-name="Tahoma2" fo:font-size="10pt"/>
    </style:style>
    <style:style style:name="P18" style:family="paragraph" style:parent-style-name="Text_20_body" style:list-style-name="L2">
      <style:paragraph-properties fo:margin-top="0.199cm" fo:margin-bottom="0.199cm"/>
    </style:style>
    <style:style style:name="P19" style:family="paragraph" style:parent-style-name="Text_20_body" style:list-style-name="L3">
      <style:paragraph-properties fo:margin-top="0.199cm" fo:margin-bottom="0.199cm"/>
    </style:style>
    <style:style style:name="P20" style:family="paragraph" style:parent-style-name="Text_20_body" style:list-style-name="L4">
      <style:paragraph-properties fo:margin-top="0.199cm" fo:margin-bottom="0.199cm"/>
    </style:style>
    <style:style style:name="P21" style:family="paragraph" style:parent-style-name="Text_20_body" style:list-style-name="L8">
      <style:paragraph-properties fo:margin-top="0.199cm" fo:margin-bottom="0.199cm"/>
      <style:text-properties style:font-name-complex="Arial"/>
    </style:style>
    <style:style style:name="P22" style:family="paragraph" style:parent-style-name="Text_20_body" style:list-style-name="L7">
      <style:paragraph-properties fo:margin-top="0.199cm" fo:margin-bottom="0.199cm" fo:text-align="start" style:justify-single-word="false"/>
    </style:style>
    <style:style style:name="P23" style:family="paragraph" style:parent-style-name="Text_20_body" style:list-style-name="L8">
      <style:paragraph-properties fo:margin-top="0.199cm" fo:margin-bottom="0.199cm" fo:text-align="start" style:justify-single-word="false"/>
    </style:style>
    <style:style style:name="P24" style:family="paragraph" style:parent-style-name="Text_20_body" style:list-style-name="L7">
      <style:paragraph-properties fo:margin-top="0.199cm" fo:margin-bottom="0.199cm"/>
      <style:text-properties fo:language="pt" fo:country="BR" style:text-underline-style="none" style:font-name-complex="Arial"/>
    </style:style>
    <style:style style:name="P25" style:family="paragraph" style:parent-style-name="Text_20_body" style:list-style-name="L7">
      <style:paragraph-properties fo:margin-top="0.199cm" fo:margin-bottom="0.199cm"/>
    </style:style>
    <style:style style:name="P26" style:family="paragraph" style:parent-style-name="Text_20_body" style:list-style-name="L8">
      <style:paragraph-properties fo:margin-top="0.199cm" fo:margin-bottom="0.199cm"/>
    </style:style>
    <style:style style:name="P27" style:family="paragraph" style:parent-style-name="Text_20_body" style:list-style-name="L9">
      <style:paragraph-properties fo:margin-top="0.199cm" fo:margin-bottom="0.199cm"/>
    </style:style>
    <style:style style:name="P28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29" style:family="paragraph" style:parent-style-name="Text_20_body">
      <style:paragraph-properties fo:margin-left="0cm" fo:margin-right="0cm" fo:margin-top="0.199cm" fo:margin-bottom="0.199cm" fo:text-align="start" style:justify-single-word="false" fo:text-indent="0cm" style:auto-text-indent="false"/>
    </style:style>
    <style:style style:name="P30" style:family="paragraph" style:parent-style-name="Text_20_body">
      <style:paragraph-properties fo:margin-left="0cm" fo:margin-right="0cm" fo:margin-top="0.199cm" fo:margin-bottom="0.199cm" fo:text-indent="0cm" style:auto-text-indent="false"/>
      <style:text-properties style:font-name-complex="Arial"/>
    </style:style>
    <style:style style:name="P31" style:family="paragraph" style:parent-style-name="Text_20_body">
      <style:paragraph-properties fo:margin-left="1.191cm" fo:margin-right="0cm" fo:text-indent="0cm" style:auto-text-indent="false"/>
    </style:style>
    <style:style style:name="P32" style:family="paragraph" style:parent-style-name="Text_20_body">
      <style:paragraph-properties fo:margin-left="1.191cm" fo:margin-right="0cm" fo:text-indent="0cm" style:auto-text-indent="false"/>
      <style:text-properties style:text-underline-style="solid" style:text-underline-width="auto" style:text-underline-color="font-color" style:font-name-complex="Arial"/>
    </style:style>
    <style:style style:name="P33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font-style-complex="italic"/>
    </style:style>
    <style:style style:name="T5" style:family="text">
      <style:text-properties fo:language="pt" fo:country="BR"/>
    </style:style>
    <style:style style:name="T6" style:family="text">
      <style:text-properties style:font-name="Tahoma1" fo:font-size="10pt" style:font-size-asian="10pt" style:font-name-complex="Arial" style:font-size-complex="10pt"/>
    </style:style>
    <style:style style:name="T7" style:family="text">
      <style:text-properties fo:font-size="14pt"/>
    </style:style>
    <style:style style:name="T8" style:family="text">
      <style:text-properties fo:font-weight="bold"/>
    </style:style>
    <style:style style:name="T9" style:family="text">
      <style:text-properties style:font-size-asian="14pt"/>
    </style:style>
    <style:style style:name="T10" style:family="text">
      <style:text-properties style:font-weight-asian="bold"/>
    </style:style>
    <style:style style:name="T11" style:family="text">
      <style:text-properties style:font-size-complex="14pt"/>
    </style:style>
    <style:style style:name="T12" style:family="text">
      <style:text-properties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Thaoma" fo:font-size="10pt" fo:language="pt" fo:country="BR" fo:font-weight="normal" style:font-size-asian="10pt" style:font-weight-asian="normal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Food Delivery Web</text:p>
      <text:p text:style-name="P2">Documento de Visão</text:p>
      <text:p text:style-name="P5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7">16/10/09</text:p>
          </table:table-cell>
          <table:table-cell table:style-name="Tabela1.B2" office:value-type="float" office:value="1">
            <text:p text:style-name="P7">1</text:p>
          </table:table-cell>
          <table:table-cell table:style-name="Tabela1.C2" office:value-type="string">
            <text:p text:style-name="P6">Primeira Versão do Caso de Uso Manter Cardápio</text:p>
          </table:table-cell>
          <table:table-cell table:style-name="Tabela1.D2" office:value-type="string">
            <text:p text:style-name="P7">Paulo Robert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>Manter Cardápio</text:p>
      <text:h text:style-name="P33" text:outline-level="1">Breve Descrição</text:h>
      <text:p text:style-name="Text_20_body">Este Caso de Uso permite A inclusão e manutenção dos cardápios</text:p>
      <text:h text:style-name="P33" text:outline-level="1">Referências </text:h>
      <text:p text:style-name="Text_20_body">Não Há</text:p>
      <text:h text:style-name="Heading_20_1" text:outline-level="1"><text:span text:style-name="T5">Atores</text:span></text:h>
      <text:p text:style-name="Text_20_body">Gestor do Estabelecimento</text:p>
      <text:h text:style-name="P33" text:outline-level="1">Pré-condições</text:h>
      <text:p text:style-name="Text_20_body">Os atores devem estar logados no sistema para efetuarem as operações.</text:p>
      <text:h text:style-name="P33" text:outline-level="1">Fluxos de Eventos</text:h>
      <text:h text:style-name="Heading_20_2" text:outline-level="2">Fluxo Básico</text:h>
      <text:p text:style-name="P13">Este caso de uso começa quando o ator seleciona a opção Cardápios no menu Administração.</text:p>
      <text:list xml:id="list392011130" text:style-name="L1">
        <text:list-header>
          <text:p text:style-name="P17">1. O sistema apresenta uma grande com os cardápios do estabelecimento que já foram cadastrados mostrando o Nome do Cardápio e um painel com as opções de Visualizar Detalhes, Pesquisar Cardápio, Incluir Cardápio e Excluir Cardápio.</text:p>
          <text:p text:style-name="P17"/>
        </text:list-header>
      </text:list>
      <text:p text:style-name="P12">2. O caso de uso se encerra.</text:p>
      <text:h text:style-name="Heading_20_2" text:outline-level="2">Fluxos Alternativos</text:h>
      <text:p text:style-name="P16">A1 – Visualizar Detalhes</text:p>
      <text:p text:style-name="Text_20_body">No passo 1 do fluxo básico: </text:p>
      <text:p text:style-name="P29">O ator seleciona, na grade de valores, a linha para visualização e seleciona <text:s/>a opção Visualizar Detalhes.</text:p>
      <text:p text:style-name="P28"><text:soft-page-break/>O sistema exibe um formulário com o campo: N<text:span text:style-name="T6">ome do Cardápio preenchido com o valor salvo no banco de dados e um painel com a opção Voltar.</text:span></text:p>
      <text:p text:style-name="P28">O ator seleciona a opção Voltar.</text:p>
      <text:p text:style-name="P30">O sistema retorna ao passo 1 do fluxo básico.</text:p>
      <text:p text:style-name="P32">A2 – Pesquisar Cardápio</text:p>
      <text:p text:style-name="P31">No passo 1 do fluxo básico: </text:p>
      <text:list xml:id="list1509159807" text:style-name="L7">
        <text:list-item>
          <text:list>
            <text:list-item>
              <text:list>
                <text:list-item>
                  <text:p text:style-name="P22">O ator seleciona seleciona <text:s/>a opção Pesquisar Cardápio.</text:p>
                </text:list-item>
                <text:list-item>
                  <text:p text:style-name="P25">O sistema exibe um formulário com o campo: Nome do Cardápio em <text:span text:style-name="T6">branco e um painel com a opção Pesquisar.</text:span></text:p>
                </text:list-item>
                <text:list-item>
                  <text:p text:style-name="P25">O ator informa o valor do dado.</text:p>
                </text:list-item>
                <text:list-item>
                  <text:p text:style-name="P25">O ator seleciona a opção Pesquisar.</text:p>
                </text:list-item>
                <text:list-item>
                  <text:p text:style-name="P25">O sistema pesquisa no banco de dados os Cardápios deste Estabelecimento que contenham o mesmo valor do campo preenchido.</text:p>
                </text:list-item>
                <text:list-item>
                  <text:p text:style-name="P24">O sistema retorna ao passo 1 do fluxo básico mostrando na grade apenas os Cardápios que estiverem no resultado da pesquisa.</text:p>
                </text:list-item>
              </text:list>
            </text:list-item>
          </text:list>
        </text:list-item>
      </text:list>
      <text:p text:style-name="P11">A3 – Incluir Cardápio</text:p>
      <text:p text:style-name="Text_20_body">No passo 1 do fluxo básico: </text:p>
      <text:list xml:id="list846584140" text:style-name="L2">
        <text:list-item>
          <text:list>
            <text:list-item>
              <text:list>
                <text:list-item>
                  <text:p text:style-name="P18">O ator seleciona a opção Incluir Cardápio.</text:p>
                </text:list-item>
              </text:list>
            </text:list-item>
          </text:list>
        </text:list-item>
      </text:list>
      <text:list xml:id="list200288024" text:style-name="L3">
        <text:list-item>
          <text:list>
            <text:list-item>
              <text:list>
                <text:list-item>
                  <text:p text:style-name="P19">O sistema apresenta um formulário com o campo: Nome do Cardápio.</text:p>
                </text:list-item>
                <text:list-item>
                  <text:p text:style-name="P19">O ator informa os valores dos dados.</text:p>
                </text:list-item>
                <text:list-item>
                  <text:p text:style-name="P19">O ator seleciona a opção Salvar.</text:p>
                </text:list-item>
                <text:list-item>
                  <text:p text:style-name="P19">O sistema busca o código do Estabelecimento através do código do Gestor do Estabelecimento;</text:p>
                </text:list-item>
                <text:list-item>
                  <text:p text:style-name="P19">O sistema valida os dados digitados conforme a regra de negócio “<text:span text:style-name="T14">RN3 – Validação ao Incluir ou Alterar Cardápios”</text:span></text:p>
                </text:list-item>
                <text:list-item>
                  <text:p text:style-name="P19">O sistema inclui os dados do Cardápio e o Código do Estabelecimento e exibe a mensagem: “Cardápio Cadastrado com Sucesso”;</text:p>
                </text:list-item>
                <text:list-item>
                  <text:p text:style-name="P19">O sistema retorna ao passo 1 do fluxo básico.</text:p>
                </text:list-item>
              </text:list>
            </text:list-item>
          </text:list>
        </text:list-item>
      </text:list>
      <text:p text:style-name="Text_20_body">A4 – Alterar Cardápio</text:p>
      <text:p text:style-name="Text_20_body">No passo 1 do fluxo básico: </text:p>
      <text:list xml:id="list854132865" text:style-name="L8">
        <text:list-item>
          <text:list>
            <text:list-item>
              <text:list>
                <text:list-item>
                  <text:p text:style-name="P23">O ator seleciona, na grade de valores, a linha para alteração e seleciona <text:s/>a opção Alterar Cardápio.</text:p>
                </text:list-item>
                <text:list-item>
                  <text:p text:style-name="P26">O sistema exibe um formulário com o campo: Nome do Cardápio<text:span text:style-name="T6"> preenchido com o valor salvo no banco de dados e um painel com a opção Salvar.</text:span></text:p>
                </text:list-item>
                <text:list-item>
                  <text:p text:style-name="P26">O ator altera o valor do dado.</text:p>
                </text:list-item>
                <text:list-item>
                  <text:p text:style-name="P26">O ator seleciona a opção Salvar.</text:p>
                </text:list-item>
                <text:list-item>
                  <text:p text:style-name="P26"><text:span text:style-name="T2">O sistema inclui os dados do Cardápio e o Código do Estabelecimento e exibe a mensagem: “Cardápio Alterado com Sucesso”;</text:span></text:p>
                </text:list-item>
                <text:list-item>
                  <text:p text:style-name="P21"><text:soft-page-break/>O sistema retorna ao passo 1 do fluxo básico.</text:p>
                  <text:p text:style-name="P21"/>
                </text:list-item>
              </text:list>
            </text:list-item>
          </text:list>
        </text:list-item>
      </text:list>
      <text:p text:style-name="P11">A4 – Excluir Cardápio</text:p>
      <text:p text:style-name="Text_20_body">No passo 1 do fluxo básico:</text:p>
      <text:list xml:id="list1009629794" text:style-name="L9">
        <text:list-item>
          <text:list>
            <text:list-item>
              <text:list>
                <text:list-item>
                  <text:p text:style-name="P27">O ator seleciona, na grade de valores a linha para alteração e seleciona a opção Excluir Cardápio.</text:p>
                </text:list-item>
              </text:list>
            </text:list-item>
          </text:list>
        </text:list-item>
      </text:list>
      <text:list xml:id="list1365383677" text:style-name="L4">
        <text:list-item>
          <text:list>
            <text:list-item>
              <text:list>
                <text:list-item>
                  <text:p text:style-name="P20">O sistema valida a exclusão conforme a regra de negócio “RN4 – Validação ao Excluir Cardápio”.</text:p>
                </text:list-item>
                <text:list-item>
                  <text:p text:style-name="P20">O sistema exclui os dados do Cardápio na base de dados e exibe a mensagem: “Cardápio Excluído com Sucesso”.</text:p>
                </text:list-item>
                <text:list-item>
                  <text:p text:style-name="P20">O sistema retorna ao passo 1 do fluxo básico.</text:p>
                </text:list-item>
              </text:list>
            </text:list-item>
          </text:list>
        </text:list-item>
      </text:list>
      <text:h text:style-name="P33" text:outline-level="1">Pontos de Extensão</text:h>
      <text:p text:style-name="Text_20_body">Não há.</text:p>
      <text:h text:style-name="P33" text:outline-level="1">Casos de Uso Incluídos</text:h>
      <text:p text:style-name="Text_20_body">Não há.</text:p>
      <text:h text:style-name="P33" text:outline-level="1">Pós-Condições</text:h>
      <text:p text:style-name="Text_20_body">Não há.</text:p>
      <text:h text:style-name="P33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4 - Mante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4 - Mante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6T13:53:18</dc:date>
    <meta:editing-cycles>22</meta:editing-cycles>
    <meta:editing-duration>PT02H22M45S</meta:editing-duration>
    <meta:generator>OpenOffice.org/3.0$Linux OpenOffice.org_project/300m15$Build-9379</meta:generator>
    <meta:document-statistic meta:table-count="1" meta:image-count="0" meta:object-count="0" meta:page-count="3" meta:paragraph-count="74" meta:word-count="613" meta:character-count="3366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